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urther Work</text:p>
      <text:p text:style-name="Standard"/>
      <text:p text:style-name="Standard">Intro</text:p>
      <text:p text:style-name="Standard"/>
      <text:p text:style-name="Standard">Due to the nature of the project, a non-negotiable deadline forced a fixed time frame for the project, resulting in a few ideas or areas that could be developed or continued further. The project could also be taken in many different directions due to the depth and breadth of the field the project falls into. The further work that could be completed concerning this project will now be discussed. </text:p>
      <text:p text:style-name="Standard"/>
      <text:p text:style-name="Standard"/>
      <text:p text:style-name="Standard">Product for public with UI (designs?) including further user testing</text:p>
      <text:p text:style-name="Standard"/>
      <text:p text:style-name="Standard"/>
      <text:p text:style-name="Standard">As the resulting software of this project was developed to study and analyse the 'workings' of an encrypted data communication application, the system being appropriate for a large public userbase was not focused upon. In order for the system to cope with a larger amount of users, various changes and modifications would need to be made, some of which have already been discussed. The main changes that would need to be made would be:<text:line-break/><text:line-break/>Added message storage database table to store message locations associated to every user.</text:p>
      <text:p text:style-name="Standard">Improved user identification such as unique email address entries for each user. </text:p>
      <text:p text:style-name="Standard">Higher user security through the use of password protected user accounts. </text:p>
      <text:p text:style-name="Standard">Host the server and database on an external, paid for, server that can cope with higher demands, data security and file storage.</text:p>
      <text:p text:style-name="Standard"/>
      <text:p text:style-name="Standard">In terms of making the system suitable for public users, marketability and the aesthetics of the client applications should be considered. A brand would need to be created in order to market the client applications and increase product recognition and publicity. Thought would also have to be given to the monetary value of the product, including profit projections for example, and any further development required. This would however fall under more of a business development project, so research into this field would firstly be required before the further work could be started. Designing and developing an industry worthy user interface would also be a major requirement if the further work into producing a profitable product were to be completed. This is because ...(research/look into this with possible references – warwick library book search)</text:p>
      <text:p text:style-name="Standard"/>
      <text:p text:style-name="Standard">Other Uses for the system</text:p>
      <text:p text:style-name="Standard"/>
      <text:p text:style-name="Standard">The uses of the system could also be expanded upon and continued, as the operation of the system is not limited to just secure message sending. Possible continuations into the uses of the system could be:</text:p>
      <text:p text:style-name="Standard"/>
      <text:p text:style-name="Standard">Bank communication – The system could be set up to allow the communication of information to and from user bank accounts, enabling the completion of bank account related tasks such as money transfers. However, as products that perform this task exist already, a way in which the result could be original would have to be considered. Thorough and rigorous product testing and a study of the law would be required, however, as bank account management is a very sensitive area of computing as a result of fraud, theft and numerous security attacks. </text:p>
      <text:p text:style-name="Standard"/>
      <text:p text:style-name="Standard">Zero knowledge proofs or secret sharing (give and reference definition) – Verification of values/money between two users (look in marcin algo book)</text:p>
      <text:p text:style-name="Standard"/>
      <text:p text:style-name="Standard">Study/improve actual implementation of schemes (whilst good idea (was original idea) not original <text:soft-page-break/>enough for this type of project) – A thorough investigation into the actual implementation of the various cryptographic schemes could provide a possible area to continue within this project. This would involve implementing a scheme, studying various computational comparison factors of the implementation and developing an improvement to the implementation. Whilst this would be a possibility for further work, the amount of original contributions that could be made as a result of this work is insignificant, due to the already well developed and studied field of algorithm implementation and improvem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1T19:36:51.28</meta:creation-date>
    <dc:date>2013-04-22T12:07:40.01</dc:date>
    <meta:editing-duration>PT43M39S</meta:editing-duration>
    <meta:editing-cycles>6</meta:editing-cycles>
    <meta:generator>OpenOffice.org/3.4.1$Win32 OpenOffice.org_project/341m1$Build-9593</meta:generator>
    <meta:document-statistic meta:table-count="0" meta:image-count="0" meta:object-count="0" meta:page-count="2" meta:paragraph-count="14" meta:word-count="605" meta:character-count="3772"/>
  </office:meta>
</office:document-meta>
</file>